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Configuration Management Plan (SCOM)</text:p>
      <text:p text:style-name="Author">Development Team</text:p>
      <text:p text:style-name="Date">2024-06-26</text:p>
      <text:h text:style-name="Heading_20_1" text:outline-level="1"><text:bookmark-start text:name="software-configuration-management-plan-scom"/>Software Configuration Management Plan (SCOM)<text:bookmark-end text:name="software-configuration-management-plan-sco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COM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COM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COM-002: Document Purpose</text:span> - The document <text:span text:style-name="T1">shall</text:span> define configuration management procedures and policies - The document <text:span text:style-name="T1">shall</text:span> specify version control and change management processes - The document <text:span text:style-name="T1">shall</text:span> describe configuration identification and control method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COM-003: Referenced Standards</text:span> - MIL-STD-498: Software Development and Documentation - [Other applicable standards]</text:p>
      <text:h text:style-name="Heading_20_2" text:outline-level="2"><text:bookmark-start text:name="configuration-management-overview"/>3. Configuration Management Overview<text:bookmark-end text:name="configuration-management-overview"/></text:h>
      <text:p text:style-name="First_20_paragraph"><text:span text:style-name="T1">SCOM-004: CM Process Description</text:span> - The document <text:span text:style-name="T1">shall</text:span> describe the configuration management process - The document <text:span text:style-name="T1">shall</text:span> define CM roles and responsibilities - The document <text:span text:style-name="T1">shall</text:span> specify CM tools and infrastructure</text:p>
      <text:h text:style-name="Heading_20_2" text:outline-level="2"><text:bookmark-start text:name="configuration-identification"/>4. Configuration Identification<text:bookmark-end text:name="configuration-identification"/></text:h>
      <text:p text:style-name="First_20_paragraph"><text:span text:style-name="T1">SCOM-005: Identification Methods</text:span> - The document <text:span text:style-name="T1">shall</text:span> define configuration item identification methods - The document <text:span text:style-name="T1">shall</text:span> specify naming conventions and version numbering - The document <text:span text:style-name="T1">shall</text:span> describe baseline identification procedures</text:p>
      <text:h text:style-name="Heading_20_2" text:outline-level="2"><text:bookmark-start text:name="configuration-control"/>5. Configuration Control<text:bookmark-end text:name="configuration-control"/></text:h>
      <text:p text:style-name="First_20_paragraph"><text:span text:style-name="T1">SCOM-006: Control Procedures</text:span> - The document <text:span text:style-name="T1">shall</text:span> describe change control procedures - The document <text:span text:style-name="T1">shall</text:span> specify change request and approval processes - The document <text:span text:style-name="T1">shall</text:span> define configuration control board responsibilities</text:p>
      <text:h text:style-name="Heading_20_2" text:outline-level="2"><text:bookmark-start text:name="configuration-status-accounting"/>6. Configuration Status Accounting<text:bookmark-end text:name="configuration-status-accounting"/></text:h>
      <text:p text:style-name="First_20_paragraph"><text:span text:style-name="T1">SCOM-007: Status Tracking</text:span> - The document <text:span text:style-name="T1">shall</text:span> describe configuration status tracking methods - The document <text:span text:style-name="T1">shall</text:span> specify status reporting requirements - The document <text:span text:style-name="T1">shall</text:span> define configuration audit procedures</text:p>
      <text:h text:style-name="Heading_20_2" text:outline-level="2"><text:bookmark-start text:name="configuration-audits"/>7. Configuration Audits<text:bookmark-end text:name="configuration-audits"/></text:h>
      <text:p text:style-name="First_20_paragraph"><text:span text:style-name="T1">SCOM-008: Audit Procedures</text:span> - The document <text:span text:style-name="T1">shall</text:span> describe functional configuration audits - The document <text:span text:style-name="T1">shall</text:span> specify physical configuration audits - The document <text:span text:style-name="T1">shall</text:span> define audit reporting and follow-up procedures</text:p>
      <text:h text:style-name="Heading_20_2" text:outline-level="2"><text:bookmark-start text:name="release-management"/>8. Release Management<text:bookmark-end text:name="release-management"/></text:h>
      <text:p text:style-name="First_20_paragraph"><text:span text:style-name="T1">SCOM-009: Release Procedures</text:span> - The document <text:span text:style-name="T1">shall</text:span> describe software release procedures - The document <text:span text:style-name="T1">shall</text:span> specify release packaging and distribution methods - The document <text:span text:style-name="T1">shall</text:span> define release verification and validation</text:p>
      <text:h text:style-name="Heading_20_2" text:outline-level="2"><text:bookmark-start text:name="notes"/>9. Notes<text:bookmark-end text:name="notes"/></text:h>
      <text:list text:style-name="L1">
        <text:list-item>
          <text:p text:style-name="P1"><text:span text:style-name="T1">SCOM</text:span>: Software Configuration Management Plan</text:p>
        </text:list-item>
        <text:list-item>
          <text:p text:style-name="P1"><text:span text:style-name="T1">CM</text:span>: Configuration Management</text:p>
        </text:list-item>
        <text:list-item>
          <text:p text:style-name="P1"><text:span text:style-name="T1">CI</text:span>: Configuration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Configuration Management Plan (SCOM)</dc:title>
    <dc:description/>
    <dc:subject/>
    <meta:keyword/>
    <meta:initial-creator>Development Team</meta:initial-creator>
    <dc:creator>Development Team</dc:creator>
    <meta:creation-date>2025-06-27T03:46:27Z</meta:creation-date>
    <dc:date>2025-06-27T03:46:27Z</dc:date>
    <meta:user-defined meta:name="date" meta:value-type="string">2024-06-26</meta:user-defined>
    <meta:user-defined meta:name="document_type" meta:value-type="string">Software Configuration Management Pla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